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mTask.getQuery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mTask.Warm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mTask.withTra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mTask.withSear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mTask.withWa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mTask.withRetrie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